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ba93" officeooo:paragraph-rsid="00075347"/>
    </style:style>
    <style:style style:name="P2" style:family="paragraph" style:parent-style-name="Standard">
      <style:text-properties fo:font-weight="bold" officeooo:rsid="001fba93" officeooo:paragraph-rsid="00075347" style:font-weight-asian="bold" style:font-weight-complex="bold"/>
    </style:style>
    <style:style style:name="P3" style:family="paragraph" style:parent-style-name="Standard">
      <style:text-properties fo:font-size="12pt" fo:font-weight="normal" officeooo:rsid="00075347" officeooo:paragraph-rsid="0007534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fba93" officeooo:paragraph-rsid="00075347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34f9" officeooo:paragraph-rsid="000934f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0934f9" officeooo:paragraph-rsid="000934f9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fo:language="zxx" fo:country="none" fo:font-weight="bold" officeooo:rsid="001fba93" officeooo:paragraph-rsid="00075347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language="zxx" fo:country="none" officeooo:paragraph-rsid="00075347"/>
    </style:style>
    <style:style style:name="P9" style:family="paragraph" style:parent-style-name="Text_20_body">
      <style:paragraph-properties fo:margin-top="0in" fo:margin-bottom="0in" loext:contextual-spacing="false"/>
      <style:text-properties fo:language="zxx" fo:country="none" officeooo:rsid="00075347" officeooo:paragraph-rsid="00075347"/>
    </style:style>
    <style:style style:name="P10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8854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563in" fo:min-width="2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in" fo:min-width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in" fo:min-width="1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ing FOBOS Profiler</text:p>
      <text:p text:style-name="P8"/>
      <text:p text:style-name="P8">FOBOS profiler is a set of scripts that map specific time domain event (clock cycle) to the power samples in the trace collected from the oscilloscope.</text:p>
      <text:p text:style-name="P8"/>
      <text:p text:style-name="P8"/>
      <text:p text:style-name="P8">Users can generate a file that maps the internal state of the DUT to clock cycles. This "state file" can be generated by modifying the test bench to write the a value corresponding to each state to a file.</text:p>
      <text:p text:style-name="P8">The profiler script can then take this state file and the power traces and display clock transitions and the state at any clock cycle.</text:p>
      <text:p text:style-name="P8">Other useful statistics like mean power for each clock cycle may be calculated.</text:p>
      <text:p text:style-name="P8"/>
      <text:p text:style-name="P8"/>
      <text:p text:style-name="P1"/>
      <text:p text:style-name="P1"/>
      <text:p text:style-name="P1"><draw:custom-shape text:anchor-type="paragraph" draw:z-index="2" draw:name="Shape3" draw:style-name="gr3" svg:width="1.7921in" svg:height="0.5004in" svg:x="3.3839in" svg:y="0.028in"><text:p>State file (optional)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2.115in" svg:height="0.6567in" svg:x="0.2382in" svg:y="0.0071in"><text:p>Power traces or t-test values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5" draw:name="Shape6" draw:style-name="gr6" draw:text-style-name="P10" svg:x1="3.9047in" svg:y1="0.1752in" svg:x2="3.1339in" svg:y2="0.7169in"><text:p/></draw:line></text:p>
      <text:p text:style-name="P1"><draw:line text:anchor-type="paragraph" draw:z-index="4" draw:name="Shape5" draw:style-name="gr5" draw:text-style-name="P10" svg:x1="2.061in" svg:y1="0.1339in" svg:x2="2.7173in" svg:y2="0.5402in"><text:p/></draw:line></text:p>
      <text:p text:style-name="P1"/>
      <text:p text:style-name="P1"/>
      <text:p text:style-name="P1"><draw:custom-shape text:anchor-type="paragraph" draw:z-index="0" draw:name="Shape1" draw:style-name="gr1" svg:width="1.3335in" svg:height="0.8858in" svg:x="2.5819in" svg:y="0.011in"><text:p>plot_power.py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line text:anchor-type="paragraph" draw:z-index="6" draw:name="Shape7" draw:style-name="gr6" draw:text-style-name="P10" svg:x1="3.0925in" svg:y1="0.0146in" svg:x2="3.0925in" svg:y2="0.7437in"><text:p/></draw:line></text:p>
      <text:p text:style-name="P2"/>
      <text:p text:style-name="P2"/>
      <text:p text:style-name="P2"><draw:custom-shape text:anchor-type="paragraph" draw:z-index="3" draw:name="Shape4" draw:style-name="gr4" svg:width="1.0213in" svg:height="0.5004in" svg:x="2.5091in" svg:y="0.1681in"><text:p>Graph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3">Here is the usage instructions for the proiler</text:p>
      <text:p text:style-name="P3"/>
      <text:p text:style-name="P4">$ python profiler.py --help</text:p>
      <text:p text:style-name="P4">usage: profiler.py [-h] t_values plot_file</text:p>
      <text:p text:style-name="P4"/>
      <text:p text:style-name="P4">positional arguments:</text:p>
      <text:p text:style-name="P4"><text:s text:c="2"/>t_values <text:s text:c="3"/>A .npy file that store traces as Nx1 Nupmy array that contains</text:p>
      <text:p text:style-name="P4"><text:s text:c="14"/>t-values.</text:p>
      <text:p text:style-name="P4"><text:s text:c="2"/>plot_file <text:s text:c="2"/>File name where the plot is saved</text:p>
      <text:p text:style-name="P4"/>
      <text:p text:style-name="P4">optional arguments:</text:p>
      <text:p text:style-name="P4"><text:s text:c="2"/>-h, --help <text:s/>show this help message and exit</text:p>
      <text:p text:style-name="P4"/>
      <text:p text:style-name="P4"/>
      <text:p text:style-name="P3">The script expects to the state file name to be named "state_file.txt" and be at the same directory as profiler.py.</text:p>
      <text:p text:style-name="P3"/>
      <text:p text:style-name="P6"><text:soft-page-break/>Generating the state file</text:p>
      <text:p text:style-name="P5"/>
      <text:p text:style-name="P5"/>
      <text:p text:style-name="P5">Can be used to plot t-test reslut. </text:p>
      <text:p text:style-name="P5">It can optionally:</text:p>
      <text:p text:style-name="P5">- Plot clock signal on top of the t-plot_t_values.</text:p>
      <text:p text:style-name="P5">- Print state numbers given state_list file</text:p>
      <text:p text:style-name="P5"/>
      <text:p text:style-name="P5"/>
      <text:p text:style-name="P5">Command line arguments:</text:p>
      <text:p text:style-name="P5"/>
      <text:p text:style-name="P5">$ python plot_t_values.py -h</text:p>
      <text:p text:style-name="P5">usage: plot_t_values.py [-h] t_values plot_file</text:p>
      <text:p text:style-name="P5"/>
      <text:p text:style-name="P5">positional arguments:</text:p>
      <text:p text:style-name="P5"><text:s text:c="2"/>t_values <text:s text:c="3"/>A .npy file that store traces as Nx1 Nupmy array that contains</text:p>
      <text:p text:style-name="P5"><text:s text:c="14"/>t-values.</text:p>
      <text:p text:style-name="P5"><text:s text:c="2"/>plot_file <text:s text:c="2"/>File name where the plot is saved</text:p>
      <text:p text:style-name="P5"/>
      <text:p text:style-name="P5">optional arguments:</text:p>
      <text:p text:style-name="P5"><text:s text:c="2"/>-h, --help <text:s/>show this help message and exit</text:p>
      <text:p text:style-name="P5"/>
      <text:p text:style-name="P5"><text:s text:c="2"/></text:p>
      <text:p text:style-name="P5">Also there are settings on the .py file that need to be set:</text:p>
      <text:p text:style-name="P5"/>
      <text:p text:style-name="P5">##########GENERAL SETTINGS <text:s text:c="210"/></text:p>
      <text:p text:style-name="P5">start_ylim <text:s/>= -40 <text:s/>#Plot ymlim range <text:s text:c="200"/></text:p>
      <text:p text:style-name="P5">end_ylim <text:s text:c="3"/>= 40 <text:s text:c="220"/></text:p>
      <text:p text:style-name="P5">##########END GENERAL SETTINGS <text:s text:c="206"/></text:p>
      <text:p text:style-name="P5">###########CLK GRAPH SETTINGS <text:s text:c="207"/></text:p>
      <text:p text:style-name="P5">display_clk = 'YES' #Enable/Disable clock plotting <text:s text:c="186"/></text:p>
      <text:p text:style-name="P5">num_of_clks = 18 <text:s text:c="2"/>#num of clocks to in trace. Known from behavioral simulation. <text:s text:c="189"/></text:p>
      <text:p text:style-name="P5">clk_high <text:s text:c="3"/>= 10 <text:s text:c="2"/>#high clock amplitude for plotting <text:s text:c="185"/></text:p>
      <text:p text:style-name="P5">clk_low <text:s text:c="4"/>= -10 <text:s/>#low clock amplitude for plotting <text:s text:c="186"/></text:p>
      <text:p text:style-name="P5">state_file <text:s/>= 'state_map.txt' #text file that includes states. One state in each line. <text:s text:c="159"/></text:p>
      <text:p text:style-name="P5">###END CLK GRAPH SETTING</text:p>
      <text:p text:style-name="P5"/>
      <text:p text:style-name="P5">Generating t-values : use the usual t-test2.py and add the following line to the the end of it</text:p>
      <text:p text:style-name="P5">###</text:p>
      <text:p text:style-name="P5">numpy.save("t-values.npy", numpy.array(t_array).transpose()) ##need to get one row array</text:p>
      <text:p text:style-name="P5">####</text:p>
      <text:p text:style-name="P5"/>
      <text:p text:style-name="P5"/>
      <text:p text:style-name="P5">Generating a state list:</text:p>
      <text:p text:style-name="P5"/>
      <text:p text:style-name="P5">For now, the period that we need to study in trace is just after di_ready becomes zero until do_valid goes to one. </text:p>
      <text:p text:style-name="P5"/>
      <text:p text:style-name="P5">in fobos_dut_tb.vhd, we add this process:</text:p>
      <text:p text:style-name="P5"/>
      <text:p text:style-name="P5"/>
      <text:p text:style-name="P5">--Process to write states </text:p>
      <text:p text:style-name="P5">writeState: PROCESS(clk)</text:p>
      <text:p text:style-name="P5"><text:soft-page-break/><text:s text:c="2"/>VARIABLE VectorLine: LINE;</text:p>
      <text:p text:style-name="P5">BEGIN</text:p>
      <text:p text:style-name="P5">IF (rising_edge(CLK)) THEN</text:p>
      <text:p text:style-name="P5"><text:s text:c="8"/>IF (di_ready = '0' and do_valid = '0') THEN</text:p>
      <text:p text:style-name="P5"><text:s text:c="10"/>hwrite(VectorLine, state_debug); <text:s/></text:p>
      <text:p text:style-name="P5"><text:tab/><text:tab/>writeline(stateFile, VectorLine);<text:tab/> </text:p>
      <text:p text:style-name="P5"><text:tab/><text:tab/> <text:s/>END IF;</text:p>
      <text:p text:style-name="P5">END IF;</text:p>
      <text:p text:style-name="P5">ASSERT False</text:p>
      <text:p text:style-name="P5">Report "Writing States"</text:p>
      <text:p text:style-name="P5">SEVERITY NOTE;</text:p>
      <text:p text:style-name="P5">END Process;</text:p>
      <text:p text:style-name="P5">--------</text:p>
      <text:p text:style-name="P5"/>
      <text:p text:style-name="P5">We also add these lines in architecure declarations section:</text:p>
      <text:p text:style-name="P5">---</text:p>
      <text:p text:style-name="P5">FILE stateFile: TEXT OPEN WRITE_MODE is "state_file.txt";</text:p>
      <text:p text:style-name="P5">signal state_debug : std_logic_vector(3 downto 0);</text:p>
      <text:p text:style-name="P5"/>
      <text:p text:style-name="P5">---</text:p>
      <text:p text:style-name="P5"/>
      <text:p text:style-name="P5"/>
      <text:p text:style-name="P5">State is assumed to be 4bit std_logic_vector reported by the victim controller (i.e FOBOS_DUT have an iterface called state_debug)</text:p>
      <text:p text:style-name="P5">The file generated is a list of numbers each representing the state of the controller at the clock cycle identified by the line numbe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46S</meta:editing-duration>
    <meta:editing-cycles>5</meta:editing-cycles>
    <meta:generator>LibreOffice/6.0.3.2$Linux_X86_64 LibreOffice_project/00m0$Build-2</meta:generator>
    <dc:date>2018-07-15T20:56:41.356412667</dc:date>
    <meta:document-statistic meta:table-count="0" meta:image-count="0" meta:object-count="0" meta:page-count="3" meta:paragraph-count="71" meta:word-count="505" meta:character-count="5187" meta:non-whitespace-character-count="2693"/>
    <meta:user-defined meta:name="Info 1"/>
    <meta:user-defined meta:name="Info 2"/>
    <meta:user-defined meta:name="Info 3"/>
    <meta:user-defined meta:name="Info 4"/>
  </office:meta>
</office:document-meta>
</file>